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7.5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ia_project_2Mar2021_16h56m_csv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DocumentoCompleto.bmp</text:p>
          </table:table-cell>
          <table:table-cell office:value-type="float" office:value="190210" calcext:value-type="float">
            <text:p>190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556" calcext:value-type="float">
            <text:p>556</text:p>
          </table:table-cell>
          <table:table-cell office:value-type="float" office:value="492" calcext:value-type="float">
            <text:p>49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650000331702300033500720035794880106</text:p>
          </table:table-cell>
        </table:table-row>
        <table:table-row table:style-name="ro1">
          <table:table-cell office:value-type="string" calcext:value-type="string">
            <text:p>DocumentoCompleto2.bmp</text:p>
          </table:table-cell>
          <table:table-cell office:value-type="float" office:value="190210" calcext:value-type="float">
            <text:p>190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520" calcext:value-type="float">
            <text:p>520</text:p>
          </table:table-cell>
          <table:table-cell office:value-type="float" office:value="627" calcext:value-type="float">
            <text:p>6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88810058796477980128000022003000013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2T17:10:43.574092543</dc:date>
    <meta:editing-duration>PT2M22S</meta:editing-duration>
    <meta:editing-cycles>1</meta:editing-cycles>
    <meta:document-statistic meta:table-count="1" meta:cell-count="27" meta:object-count="0"/>
    <meta:generator>LibreOffice/7.1.1.2$Linux_X86_64 LibreOffice_project/10$Build-2</meta:generator>
  </office:meta>
</office:document-meta>
</file>